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0.2658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27.648958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t Deering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arlow-Kilkenn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t Deering&quot; AND m.name = &quot;Carlow-Kilkenny&quot; CREATE (n)-[:TD_IN]-&gt;(m) " table:formula="of:=CONCATENATE([.A1]; [.B1]; [.C1]; [.D1]; [.E1])" table:style-name="ce1">
            <text:p>MATCH (n:Politician), (m:Constituency) WHERE n.name = "Pat Deering" AND m.name = "Carlow-Kilkenn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hn-Paul Phela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arlow-Kilkenn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hn-Paul Phelan&quot; AND m.name = &quot;Carlow-Kilkenny&quot; CREATE (n)-[:TD_IN]-&gt;(m) " table:formula="of:=CONCATENATE([.A2]; [.B2]; [.C2]; [.D2]; [.E2])" table:style-name="ce1">
            <text:p>MATCH (n:Politician), (m:Constituency) WHERE n.name = "John-Paul Phelan" AND m.name = "Carlow-Kilkenn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Heather Humphries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avan-Monaghan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Heather Humphries&quot; AND m.name = &quot;Cavan-Monaghan&quot; CREATE (n)-[:TD_IN]-&gt;(m) " table:formula="of:=CONCATENATE([.A3]; [.B3]; [.C3]; [.D3]; [.E3])" table:style-name="ce1">
            <text:p>MATCH (n:Politician), (m:Constituency) WHERE n.name = "Heather Humphries" AND m.name = "Cavan-Monaghan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e O'Reill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avan-Monaghan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e O'Reilly&quot; AND m.name = &quot;Cavan-Monaghan&quot; CREATE (n)-[:TD_IN]-&gt;(m) " table:formula="of:=CONCATENATE([.A4]; [.B4]; [.C4]; [.D4]; [.E4])" table:style-name="ce1">
            <text:p>MATCH (n:Politician), (m:Constituency) WHERE n.name = "Joe O'Reilly" AND m.name = "Cavan-Monaghan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t Bree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lare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t Breen&quot; AND m.name = &quot;Clare&quot; CREATE (n)-[:TD_IN]-&gt;(m) " table:formula="of:=CONCATENATE([.A5]; [.B5]; [.C5]; [.D5]; [.E5])" table:style-name="ce1">
            <text:p>MATCH (n:Politician), (m:Constituency) WHERE n.name = "Pat Breen" AND m.name = "Clare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e Care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lare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e Carey&quot; AND m.name = &quot;Clare&quot; CREATE (n)-[:TD_IN]-&gt;(m) " table:formula="of:=CONCATENATE([.A6]; [.B6]; [.C6]; [.D6]; [.E6])" table:style-name="ce1">
            <text:p>MATCH (n:Politician), (m:Constituency) WHERE n.name = "Joe Carey" AND m.name = "Clare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Tom Barr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Ea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Tom Barry&quot; AND m.name = &quot;Cork East&quot; CREATE (n)-[:TD_IN]-&gt;(m) " table:formula="of:=CONCATENATE([.A7]; [.B7]; [.C7]; [.D7]; [.E7])" table:style-name="ce1">
            <text:p>MATCH (n:Politician), (m:Constituency) WHERE n.name = "Tom Barry" AND m.name = "Cork Ea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David Staunt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Ea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David Staunton&quot; AND m.name = &quot;Cork East&quot; CREATE (n)-[:TD_IN]-&gt;(m) " table:formula="of:=CONCATENATE([.A8]; [.B8]; [.C8]; [.D8]; [.E8])" table:style-name="ce1">
            <text:p>MATCH (n:Politician), (m:Constituency) WHERE n.name = "David Staunton" AND m.name = "Cork Ea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Dara Murph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North Centr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Dara Murphy&quot; AND m.name = &quot;Cork North Central&quot; CREATE (n)-[:TD_IN]-&gt;(m) " table:formula="of:=CONCATENATE([.A9]; [.B9]; [.C9]; [.D9]; [.E9])" table:style-name="ce1">
            <text:p>MATCH (n:Politician), (m:Constituency) WHERE n.name = "Dara Murphy" AND m.name = "Cork North Centr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Áine Collins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Nor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Áine Collins&quot; AND m.name = &quot;Cork North West&quot; CREATE (n)-[:TD_IN]-&gt;(m) " table:formula="of:=CONCATENATE([.A10]; [.B10]; [.C10]; [.D10]; [.E10])" table:style-name="ce1">
            <text:p>MATCH (n:Politician), (m:Constituency) WHERE n.name = "Áine Collins" AND m.name = "Cork Nor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ichael Creed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Nor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ichael Creed&quot; AND m.name = &quot;Cork North West&quot; CREATE (n)-[:TD_IN]-&gt;(m) " table:formula="of:=CONCATENATE([.A11]; [.B11]; [.C11]; [.D11]; [.E11])" table:style-name="ce1">
            <text:p>MATCH (n:Politician), (m:Constituency) WHERE n.name = "Michael Creed" AND m.name = "Cork Nor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erry Buttimer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South Centr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erry Buttimer&quot; AND m.name = &quot;Cork South Central&quot; CREATE (n)-[:TD_IN]-&gt;(m) " table:formula="of:=CONCATENATE([.A12]; [.B12]; [.C12]; [.D12]; [.E12])" table:style-name="ce1">
            <text:p>MATCH (n:Politician), (m:Constituency) WHERE n.name = "Jerry Buttimer" AND m.name = "Cork South Centr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Simon Covene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South Centr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Simon Coveney&quot; AND m.name = &quot;Cork South Central&quot; CREATE (n)-[:TD_IN]-&gt;(m) " table:formula="of:=CONCATENATE([.A13]; [.B13]; [.C13]; [.D13]; [.E13])" table:style-name="ce1">
            <text:p>MATCH (n:Politician), (m:Constituency) WHERE n.name = "Simon Coveney" AND m.name = "Cork South Centr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im Dal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Sou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im Daly&quot; AND m.name = &quot;Cork South West&quot; CREATE (n)-[:TD_IN]-&gt;(m) " table:formula="of:=CONCATENATE([.A14]; [.B14]; [.C14]; [.D14]; [.E14])" table:style-name="ce1">
            <text:p>MATCH (n:Politician), (m:Constituency) WHERE n.name = "Jim Daly" AND m.name = "Cork Sou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Noel Harringt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Cork Sou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Noel Harrington&quot; AND m.name = &quot;Cork South West&quot; CREATE (n)-[:TD_IN]-&gt;(m) " table:formula="of:=CONCATENATE([.A15]; [.B15]; [.C15]; [.D15]; [.E15])" table:style-name="ce1">
            <text:p>MATCH (n:Politician), (m:Constituency) WHERE n.name = "Noel Harrington" AND m.name = "Cork Sou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e McHugh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oneg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e McHugh&quot; AND m.name = &quot;Donegal&quot; CREATE (n)-[:TD_IN]-&gt;(m) " table:formula="of:=CONCATENATE([.A16]; [.B16]; [.C16]; [.D16]; [.E16])" table:style-name="ce1">
            <text:p>MATCH (n:Politician), (m:Constituency) WHERE n.name = "Joe McHugh" AND m.name = "Doneg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schal Donoho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Centr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schal Donohoe&quot; AND m.name = &quot;Dublin Central&quot; CREATE (n)-[:TD_IN]-&gt;(m) " table:formula="of:=CONCATENATE([.A17]; [.B17]; [.C17]; [.D17]; [.E17])" table:style-name="ce1">
            <text:p>MATCH (n:Politician), (m:Constituency) WHERE n.name = "Paschal Donohoe" AND m.name = "Dublin Centr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Frances Fitzgerald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Mid-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Frances Fitzgerald&quot; AND m.name = &quot;Dublin Mid-West&quot; CREATE (n)-[:TD_IN]-&gt;(m) " table:formula="of:=CONCATENATE([.A18]; [.B18]; [.C18]; [.D18]; [.E18])" table:style-name="ce1">
            <text:p>MATCH (n:Politician), (m:Constituency) WHERE n.name = "Frances Fitzgerald" AND m.name = "Dublin Mid-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Derek Keating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Mid-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Derek Keating&quot; AND m.name = &quot;Dublin Mid-West&quot; CREATE (n)-[:TD_IN]-&gt;(m) " table:formula="of:=CONCATENATE([.A19]; [.B19]; [.C19]; [.D19]; [.E19])" table:style-name="ce1">
            <text:p>MATCH (n:Politician), (m:Constituency) WHERE n.name = "Derek Keating" AND m.name = "Dublin Mid-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Alan Farrell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Fing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Alan Farrell&quot; AND m.name = &quot;Dublin Fingal&quot; CREATE (n)-[:TD_IN]-&gt;(m) " table:formula="of:=CONCATENATE([.A20]; [.B20]; [.C20]; [.D20]; [.E20])" table:style-name="ce1">
            <text:p>MATCH (n:Politician), (m:Constituency) WHERE n.name = "Alan Farrell" AND m.name = "Dublin Fing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ames Reill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Fing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ames Reilly&quot; AND m.name = &quot;Dublin Fingal&quot; CREATE (n)-[:TD_IN]-&gt;(m) " table:formula="of:=CONCATENATE([.A21]; [.B21]; [.C21]; [.D21]; [.E21])" table:style-name="ce1">
            <text:p>MATCH (n:Politician), (m:Constituency) WHERE n.name = "James Reilly" AND m.name = "Dublin Fing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Richard Brut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Bay Nor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Richard Bruton&quot; AND m.name = &quot;Dublin Bay North&quot; CREATE (n)-[:TD_IN]-&gt;(m) " table:formula="of:=CONCATENATE([.A22]; [.B22]; [.C22]; [.D22]; [.E22])" table:style-name="ce1">
            <text:p>MATCH (n:Politician), (m:Constituency) WHERE n.name = "Richard Bruton" AND m.name = "Dublin Bay Nor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Alan Shatter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Rathdown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Alan Shatter&quot; AND m.name = &quot;Dublin Rathdown&quot; CREATE (n)-[:TD_IN]-&gt;(m) " table:formula="of:=CONCATENATE([.A23]; [.B23]; [.C23]; [.D23]; [.E23])" table:style-name="ce1">
            <text:p>MATCH (n:Politician), (m:Constituency) WHERE n.name = "Alan Shatter" AND m.name = "Dublin Rathdown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Catherine Byrn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South Central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Catherine Byrne&quot; AND m.name = &quot;Dublin South Central&quot; CREATE (n)-[:TD_IN]-&gt;(m) " table:formula="of:=CONCATENATE([.A24]; [.B24]; [.C24]; [.D24]; [.E24])" table:style-name="ce1">
            <text:p>MATCH (n:Politician), (m:Constituency) WHERE n.name = "Catherine Byrne" AND m.name = "Dublin South Central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Eoghan Murph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Bay Sou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Eoghan Murphy&quot; AND m.name = &quot;Dublin Bay South&quot; CREATE (n)-[:TD_IN]-&gt;(m) " table:formula="of:=CONCATENATE([.A25]; [.B25]; [.C25]; [.D25]; [.E25])" table:style-name="ce1">
            <text:p>MATCH (n:Politician), (m:Constituency) WHERE n.name = "Eoghan Murphy" AND m.name = "Dublin Bay Sou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Leo Varadkar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Dublin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Leo Varadkar&quot; AND m.name = &quot;Dublin West&quot; CREATE (n)-[:TD_IN]-&gt;(m) " table:formula="of:=CONCATENATE([.A26]; [.B26]; [.C26]; [.D26]; [.E26])" table:style-name="ce1">
            <text:p>MATCH (n:Politician), (m:Constituency) WHERE n.name = "Leo Varadkar" AND m.name = "Dublin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ary Mitchell O'Connor</text:p>
          </table:table-cell>
          <table:table-cell office:value-type="string" table:style-name="ce1">
            <text:p>" AND m.name = 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ary Mitchell O'Connor&quot; AND m.name = &quot;Dún Laoghaire&quot; CREATE (n)-[:TD_IN]-&gt;(m) " table:formula="of:=CONCATENATE([.A27]; [.B27]; [.C27]; [.D27]; [.E27])" table:style-name="ce1">
            <text:p>MATCH (n:Politician), (m:Constituency) WHERE n.name = "Mary Mitchell O'Connor" AND m.name = "Dún Laoghaire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Ciaran Cann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Galway Ea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Ciaran Cannon&quot; AND m.name = &quot;Galway East&quot; CREATE (n)-[:TD_IN]-&gt;(m) " table:formula="of:=CONCATENATE([.A28]; [.B28]; [.C28]; [.D28]; [.E28])" table:style-name="ce1">
            <text:p>MATCH (n:Politician), (m:Constituency) WHERE n.name = "Ciaran Cannon" AND m.name = "Galway Ea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ul Connaught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Galway Ea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ul Connaughton&quot; AND m.name = &quot;Galway East&quot; CREATE (n)-[:TD_IN]-&gt;(m) " table:formula="of:=CONCATENATE([.A29]; [.B29]; [.C29]; [.D29]; [.E29])" table:style-name="ce1">
            <text:p>MATCH (n:Politician), (m:Constituency) WHERE n.name = "Paul Connaughton" AND m.name = "Galway Ea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Sean Kyn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Sean Kyne&quot; AND m.name = &quot;Galway West&quot; CREATE (n)-[:TD_IN]-&gt;(m) " table:formula="of:=CONCATENATE([.A30]; [.B30]; [.C30]; [.D30]; [.E30])" table:style-name="ce1">
            <text:p>MATCH (n:Politician), (m:Constituency) WHERE n.name = "Sean Kyne" AND m.name = "Galway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hn O'Mahon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hn O'Mahony&quot; AND m.name = &quot;Galway West&quot; CREATE (n)-[:TD_IN]-&gt;(m) " table:formula="of:=CONCATENATE([.A31]; [.B31]; [.C31]; [.D31]; [.E31])" table:style-name="ce1">
            <text:p>MATCH (n:Politician), (m:Constituency) WHERE n.name = "John O'Mahony" AND m.name = "Galway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immy Deeniha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immy Deenihan&quot; AND m.name = &quot;Kerry&quot; CREATE (n)-[:TD_IN]-&gt;(m) " table:formula="of:=CONCATENATE([.A32]; [.B32]; [.C32]; [.D32]; [.E32])" table:style-name="ce1">
            <text:p>MATCH (n:Politician), (m:Constituency) WHERE n.name = "Jimmy Deenihan" AND m.name = "Kerr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Brendan Griffi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Brendan Griffin&quot; AND m.name = &quot;Kerry&quot; CREATE (n)-[:TD_IN]-&gt;(m) " table:formula="of:=CONCATENATE([.A33]; [.B33]; [.C33]; [.D33]; [.E33])" table:style-name="ce1">
            <text:p>MATCH (n:Politician), (m:Constituency) WHERE n.name = "Brendan Griffin" AND m.name = "Kerr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Bernard Durki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Bernard Durkin&quot; AND m.name = &quot;Kildare North&quot; CREATE (n)-[:TD_IN]-&gt;(m) " table:formula="of:=CONCATENATE([.A34]; [.B34]; [.C34]; [.D34]; [.E34])" table:style-name="ce1">
            <text:p>MATCH (n:Politician), (m:Constituency) WHERE n.name = "Bernard Durkin" AND m.name = "Kildare Nor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Anthony Lawlor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Anthony Lawlor&quot; AND m.name = &quot;Kildare North&quot; CREATE (n)-[:TD_IN]-&gt;(m) " table:formula="of:=CONCATENATE([.A35]; [.B35]; [.C35]; [.D35]; [.E35])" table:style-name="ce1">
            <text:p>MATCH (n:Politician), (m:Constituency) WHERE n.name = "Anthony Lawlor" AND m.name = "Kildare Nor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artin Heyd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ildare Sou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artin Heydon&quot; AND m.name = &quot;Kildare South&quot; CREATE (n)-[:TD_IN]-&gt;(m) " table:formula="of:=CONCATENATE([.A36]; [.B36]; [.C36]; [.D36]; [.E36])" table:style-name="ce1">
            <text:p>MATCH (n:Politician), (m:Constituency) WHERE n.name = "Martin Heydon" AND m.name = "Kildare Sou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Charlie Flanaga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Kildare Sou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Charlie Flanagan&quot; AND m.name = &quot;Kildare South&quot; CREATE (n)-[:TD_IN]-&gt;(m) " table:formula="of:=CONCATENATE([.A37]; [.B37]; [.C37]; [.D37]; [.E37])" table:style-name="ce1">
            <text:p>MATCH (n:Politician), (m:Constituency) WHERE n.name = "Charlie Flanagan" AND m.name = "Kildare Sou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ichael Noona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aois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ichael Noonan&quot; AND m.name = &quot;Laois&quot; CREATE (n)-[:TD_IN]-&gt;(m) " table:formula="of:=CONCATENATE([.A38]; [.B38]; [.C38]; [.D38]; [.E38])" table:style-name="ce1">
            <text:p>MATCH (n:Politician), (m:Constituency) WHERE n.name = "Michael Noonan" AND m.name = "Laois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Kieran O'Donnell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imerick Cit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Kieran O'Donnell&quot; AND m.name = &quot;Limerick City&quot; CREATE (n)-[:TD_IN]-&gt;(m) " table:formula="of:=CONCATENATE([.A39]; [.B39]; [.C39]; [.D39]; [.E39])" table:style-name="ce1">
            <text:p>MATCH (n:Politician), (m:Constituency) WHERE n.name = "Kieran O'Donnell" AND m.name = "Limerick Cit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trick O'Donova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imerick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trick O'Donovan&quot; AND m.name = &quot;Limerick&quot; CREATE (n)-[:TD_IN]-&gt;(m) " table:formula="of:=CONCATENATE([.A40]; [.B40]; [.C40]; [.D40]; [.E40])" table:style-name="ce1">
            <text:p>MATCH (n:Politician), (m:Constituency) WHERE n.name = "Patrick O'Donovan" AND m.name = "Limerick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ames Banno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ames Bannon&quot; AND m.name = &quot;Longford-Westmeath&quot; CREATE (n)-[:TD_IN]-&gt;(m) " table:formula="of:=CONCATENATE([.A41]; [.B41]; [.C41]; [.D41]; [.E41])" table:style-name="ce1">
            <text:p>MATCH (n:Politician), (m:Constituency) WHERE n.name = "James Bannon" AND m.name = "Longford-Westmea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Gabrielle McFadde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Gabrielle McFadden&quot; AND m.name = &quot;Longford-Westmeath&quot; CREATE (n)-[:TD_IN]-&gt;(m) " table:formula="of:=CONCATENATE([.A42]; [.B42]; [.C42]; [.D42]; [.E42])" table:style-name="ce1">
            <text:p>MATCH (n:Politician), (m:Constituency) WHERE n.name = "Gabrielle McFadden" AND m.name = "Longford-Westmea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eter Fitzpatrick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ou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eter Fitzpatrick&quot; AND m.name = &quot;Louth&quot; CREATE (n)-[:TD_IN]-&gt;(m) " table:formula="of:=CONCATENATE([.A43]; [.B43]; [.C43]; [.D43]; [.E43])" table:style-name="ce1">
            <text:p>MATCH (n:Politician), (m:Constituency) WHERE n.name = "Peter Fitzpatrick" AND m.name = "Lou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Fergus O'Dowd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Louth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Fergus O'Dowd&quot; AND m.name = &quot;Louth&quot; CREATE (n)-[:TD_IN]-&gt;(m) " table:formula="of:=CONCATENATE([.A44]; [.B44]; [.C44]; [.D44]; [.E44])" table:style-name="ce1">
            <text:p>MATCH (n:Politician), (m:Constituency) WHERE n.name = "Fergus O'Dowd" AND m.name = "Louth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Enda Kenn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Enda Kenny&quot; AND m.name = &quot;Mayo&quot; CREATE (n)-[:TD_IN]-&gt;(m) " table:formula="of:=CONCATENATE([.A45]; [.B45]; [.C45]; [.D45]; [.E45])" table:style-name="ce1">
            <text:p>MATCH (n:Politician), (m:Constituency) WHERE n.name = "Enda Kenny" AND m.name = "Mayo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ichelle Mulherin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ichelle Mulherin&quot; AND m.name = &quot;Mayo&quot; CREATE (n)-[:TD_IN]-&gt;(m) " table:formula="of:=CONCATENATE([.A46]; [.B46]; [.C46]; [.D46]; [.E46])" table:style-name="ce1">
            <text:p>MATCH (n:Politician), (m:Constituency) WHERE n.name = "Michelle Mulherin" AND m.name = "Mayo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ichael Ring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ichael Ring&quot; AND m.name = &quot;Mayo&quot; CREATE (n)-[:TD_IN]-&gt;(m) " table:formula="of:=CONCATENATE([.A47]; [.B47]; [.C47]; [.D47]; [.E47])" table:style-name="ce1">
            <text:p>MATCH (n:Politician), (m:Constituency) WHERE n.name = "Michael Ring" AND m.name = "Mayo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Helen McEnte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eath Ea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Helen McEntee&quot; AND m.name = &quot;Meath East&quot; CREATE (n)-[:TD_IN]-&gt;(m) " table:formula="of:=CONCATENATE([.A48]; [.B48]; [.C48]; [.D48]; [.E48])" table:style-name="ce1">
            <text:p>MATCH (n:Politician), (m:Constituency) WHERE n.name = "Helen McEntee" AND m.name = "Meath Ea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Ray Butler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ea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Ray Butler&quot; AND m.name = &quot;Meath West&quot; CREATE (n)-[:TD_IN]-&gt;(m) " table:formula="of:=CONCATENATE([.A49]; [.B49]; [.C49]; [.D49]; [.E49])" table:style-name="ce1">
            <text:p>MATCH (n:Politician), (m:Constituency) WHERE n.name = "Ray Butler" AND m.name = "Mea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Damien English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Meath West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Damien English&quot; AND m.name = &quot;Meath West&quot; CREATE (n)-[:TD_IN]-&gt;(m) " table:formula="of:=CONCATENATE([.A50]; [.B50]; [.C50]; [.D50]; [.E50])" table:style-name="ce1">
            <text:p>MATCH (n:Politician), (m:Constituency) WHERE n.name = "Damien English" AND m.name = "Meath West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Marcella Corcoran-Kenned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Offal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Marcella Corcoran-Kennedy&quot; AND m.name = &quot;Offaly&quot; CREATE (n)-[:TD_IN]-&gt;(m) " table:formula="of:=CONCATENATE([.A51]; [.B51]; [.C51]; [.D51]; [.E51])" table:style-name="ce1">
            <text:p>MATCH (n:Politician), (m:Constituency) WHERE n.name = "Marcella Corcoran-Kennedy" AND m.name = "Offal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hn Perr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hn Perry&quot; AND m.name = &quot;Sligo-Leitrim&quot; CREATE (n)-[:TD_IN]-&gt;(m) " table:formula="of:=CONCATENATE([.A52]; [.B52]; [.C52]; [.D52]; [.E52])" table:style-name="ce1">
            <text:p>MATCH (n:Politician), (m:Constituency) WHERE n.name = "John Perry" AND m.name = "Sligo-Leitrim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Tom Hayes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Tipperary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Tom Hayes&quot; AND m.name = &quot;Tipperary&quot; CREATE (n)-[:TD_IN]-&gt;(m) " table:formula="of:=CONCATENATE([.A53]; [.B53]; [.C53]; [.D53]; [.E53])" table:style-name="ce1">
            <text:p>MATCH (n:Politician), (m:Constituency) WHERE n.name = "Tom Hayes" AND m.name = "Tipperary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udie Coffe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udie Coffey&quot; AND m.name = &quot;Waterford&quot; CREATE (n)-[:TD_IN]-&gt;(m) " table:formula="of:=CONCATENATE([.A54]; [.B54]; [.C54]; [.D54]; [.E54])" table:style-name="ce1">
            <text:p>MATCH (n:Politician), (m:Constituency) WHERE n.name = "Paudie Coffey" AND m.name = "Waterford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John Deasy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John Deasy&quot; AND m.name = &quot;Waterford&quot; CREATE (n)-[:TD_IN]-&gt;(m) " table:formula="of:=CONCATENATE([.A55]; [.B55]; [.C55]; [.D55]; [.E55])" table:style-name="ce1">
            <text:p>MATCH (n:Politician), (m:Constituency) WHERE n.name = "John Deasy" AND m.name = "Waterford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Paul Keho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Paul Kehoe&quot; AND m.name = &quot;Wexford&quot; CREATE (n)-[:TD_IN]-&gt;(m) " table:formula="of:=CONCATENATE([.A56]; [.B56]; [.C56]; [.D56]; [.E56])" table:style-name="ce1">
            <text:p>MATCH (n:Politician), (m:Constituency) WHERE n.name = "Paul Kehoe" AND m.name = "Wexford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Andrew Doyle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Wicklow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Andrew Doyle&quot; AND m.name = &quot;Wicklow&quot; CREATE (n)-[:TD_IN]-&gt;(m) " table:formula="of:=CONCATENATE([.A57]; [.B57]; [.C57]; [.D57]; [.E57])" table:style-name="ce1">
            <text:p>MATCH (n:Politician), (m:Constituency) WHERE n.name = "Andrew Doyle" AND m.name = "Wicklow" CREATE (n)-[:TD_IN]-&gt;(m)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), (m:Constituency) WHERE n.name = "</text:p>
          </table:table-cell>
          <table:table-cell office:value-type="string" table:style-name="ce1">
            <text:p>Simon Harris</text:p>
          </table:table-cell>
          <table:table-cell office:value-type="string" table:style-name="ce1">
            <text:p>" AND m.name = "</text:p>
          </table:table-cell>
          <table:table-cell office:value-type="string" table:style-name="ce1">
            <text:p>Wicklow</text:p>
          </table:table-cell>
          <table:table-cell office:value-type="string" table:style-name="ce1">
            <text:p>" CREATE (n)-[:TD_IN]-&gt;(m)<text:s/></text:p>
          </table:table-cell>
          <table:table-cell office:value-type="string" office:string-value="MATCH (n:Politician), (m:Constituency) WHERE n.name = &quot;Simon Harris&quot; AND m.name = &quot;Wicklow&quot; CREATE (n)-[:TD_IN]-&gt;(m) " table:formula="of:=CONCATENATE([.A58]; [.B58]; [.C58]; [.D58]; [.E58])" table:style-name="ce1">
            <text:p>MATCH (n:Politician), (m:Constituency) WHERE n.name = "Simon Harris" AND m.name = "Wicklow" CREATE (n)-[:TD_IN]-&gt;(m)<text:s/>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9T17:12:01Z</meta:creation-date>
    <dc:date>2016-04-09T18:38:11Z</dc:date>
  </office:meta>
</office:document-meta>
</file>